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paragraph-rsid="00032dd7"/>
    </style:style>
    <style:style style:name="P2" style:family="paragraph" style:parent-style-name="Standard">
      <style:text-properties fo:font-size="16pt" fo:language="es" fo:country="CR" fo:font-weight="bold" officeooo:paragraph-rsid="00032dd7" style:font-size-asian="16pt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size="16pt" fo:language="es" fo:country="CR" fo:font-weight="bold" officeooo:rsid="0007d823" officeooo:paragraph-rsid="00032dd7" style:font-size-asian="16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es" fo:country="CR" officeooo:paragraph-rsid="00032dd7"/>
    </style:style>
    <style:style style:name="P5" style:family="paragraph" style:parent-style-name="Standard">
      <style:paragraph-properties fo:margin-top="0in" fo:margin-bottom="0in" loext:contextual-spacing="false"/>
      <style:text-properties fo:language="es" fo:country="CR" officeooo:rsid="0007d823" officeooo:paragraph-rsid="00032dd7"/>
    </style:style>
    <style:style style:name="P6" style:family="paragraph" style:parent-style-name="Standard">
      <style:paragraph-properties fo:margin-top="0in" fo:margin-bottom="0in" loext:contextual-spacing="false"/>
      <style:text-properties fo:language="es" fo:country="CR" officeooo:paragraph-rsid="00032dd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32dd7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032dd7"/>
    </style:style>
    <style:style style:name="P9" style:family="paragraph" style:parent-style-name="Standard">
      <style:paragraph-properties fo:margin-top="0in" fo:margin-bottom="0in" loext:contextual-spacing="false"/>
      <style:text-properties fo:font-size="12pt" fo:language="es" fo:country="CR" fo:font-weight="bold" officeooo:rsid="00048e0e" officeooo:paragraph-rsid="00048e0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2pt" fo:language="es" fo:country="CR" fo:font-weight="bold" officeooo:rsid="00048e0e" officeooo:paragraph-rsid="000524b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language="es" fo:country="CR" fo:font-weight="bold" officeooo:rsid="00048e0e" officeooo:paragraph-rsid="0006a4a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fo:font-size="12pt" fo:language="es" fo:country="CR" fo:font-weight="bold" officeooo:rsid="00048e0e" officeooo:paragraph-rsid="000875b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language="es" fo:country="CR" fo:font-weight="normal" officeooo:rsid="00032dd7" officeooo:paragraph-rsid="00032d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font-size="12pt" officeooo:paragraph-rsid="00048e0e"/>
    </style:style>
    <style:style style:name="P15" style:family="paragraph" style:parent-style-name="Standard">
      <style:paragraph-properties fo:margin-top="0in" fo:margin-bottom="0in" loext:contextual-spacing="false"/>
      <style:text-properties fo:font-size="12pt" officeooo:paragraph-rsid="000524bf"/>
    </style:style>
    <style:style style:name="P16" style:family="paragraph" style:parent-style-name="Standard">
      <style:paragraph-properties fo:margin-top="0in" fo:margin-bottom="0in" loext:contextual-spacing="false"/>
      <style:text-properties fo:font-size="12pt" officeooo:paragraph-rsid="0006a4a9"/>
    </style:style>
    <style:style style:name="P17" style:family="paragraph" style:parent-style-name="Standard">
      <style:paragraph-properties fo:margin-top="0in" fo:margin-bottom="0in" loext:contextual-spacing="false"/>
      <style:text-properties fo:font-size="12pt" officeooo:paragraph-rsid="000875b9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048e0e"/>
    </style:style>
    <style:style style:name="P19" style:family="paragraph" style:parent-style-name="Standard">
      <style:paragraph-properties fo:margin-top="0in" fo:margin-bottom="0in" loext:contextual-spacing="false"/>
      <style:text-properties style:font-name="Liberation Serif" officeooo:paragraph-rsid="0006a4a9"/>
    </style:style>
    <style:style style:name="P20" style:family="paragraph" style:parent-style-name="Standard">
      <style:paragraph-properties fo:margin-top="0in" fo:margin-bottom="0in" loext:contextual-spacing="false"/>
      <style:text-properties style:font-name="Liberation Serif" officeooo:paragraph-rsid="000875b9"/>
    </style:style>
    <style:style style:name="P21" style:family="paragraph" style:parent-style-name="Standard">
      <style:paragraph-properties fo:margin-top="0in" fo:margin-bottom="0in" loext:contextual-spacing="false"/>
      <style:text-properties style:font-name="Liberation Serif" officeooo:paragraph-rsid="000a1ef0"/>
    </style:style>
    <style:style style:name="P22" style:family="paragraph" style:parent-style-name="Standard">
      <style:paragraph-properties fo:margin-top="0in" fo:margin-bottom="0in" loext:contextual-spacing="false"/>
      <style:text-properties officeooo:paragraph-rsid="0006a604"/>
    </style:style>
    <style:style style:name="P23" style:family="paragraph" style:parent-style-name="Standard">
      <style:paragraph-properties fo:margin-top="0in" fo:margin-bottom="0in" loext:contextual-spacing="false"/>
      <style:text-properties officeooo:paragraph-rsid="000875b9"/>
    </style:style>
    <style:style style:name="P24" style:family="paragraph" style:parent-style-name="Standard">
      <style:paragraph-properties fo:margin-top="0in" fo:margin-bottom="0in" loext:contextual-spacing="false"/>
      <style:text-properties officeooo:rsid="000a1ef0" officeooo:paragraph-rsid="000a1ef0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0a1ef0"/>
    </style:style>
    <style:style style:name="P26" style:family="paragraph" style:parent-style-name="Standard">
      <style:paragraph-properties fo:margin-top="0in" fo:margin-bottom="0in" loext:contextual-spacing="false"/>
      <style:text-properties style:font-name="sans-serif" fo:font-size="12pt" fo:language="es" fo:country="CR" fo:font-weight="normal" officeooo:rsid="000524bf" officeooo:paragraph-rsid="000524bf" style:font-size-asian="10.5pt" style:font-weight-asian="normal" style:font-size-complex="12pt" style:font-weight-complex="normal"/>
    </style:style>
    <style:style style:name="P2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language="es" fo:country="CR" officeooo:paragraph-rsid="00032dd7"/>
    </style:style>
    <style:style style:name="T1" style:family="text">
      <style:text-properties fo:language="es" fo:country="CR"/>
    </style:style>
    <style:style style:name="T2" style:family="text">
      <style:text-properties fo:language="es" fo:country="CR" officeooo:rsid="0007d823"/>
    </style:style>
    <style:style style:name="T3" style:family="text">
      <style:text-properties fo:language="es" fo:country="CR" fo:font-weight="normal" officeooo:rsid="00048e0e" style:font-size-asian="10.5pt" style:font-weight-asian="normal" style:font-size-complex="12pt" style:font-weight-complex="normal"/>
    </style:style>
    <style:style style:name="T4" style:family="text">
      <style:text-properties fo:language="es" fo:country="CR" fo:font-weight="normal" officeooo:rsid="000524bf" style:font-size-asian="10.5pt" style:font-weight-asian="normal" style:font-size-complex="12pt" style:font-weight-complex="normal"/>
    </style:style>
    <style:style style:name="T5" style:family="text">
      <style:text-properties fo:language="es" fo:country="CR" officeooo:rsid="000a5016"/>
    </style:style>
    <style:style style:name="T6" style:family="text">
      <style:text-properties officeooo:rsid="00048e0e"/>
    </style:style>
    <style:style style:name="T7" style:family="text">
      <style:text-properties officeooo:rsid="000524bf"/>
    </style:style>
    <style:style style:name="T8" style:family="text">
      <style:text-properties style:font-name="sans-serif" fo:language="es" fo:country="CR" fo:font-weight="normal" officeooo:rsid="000524bf" style:font-size-asian="10.5pt" style:font-weight-asian="normal" style:font-size-complex="12pt" style:font-weight-complex="normal"/>
    </style:style>
    <style:style style:name="T9" style:family="text">
      <style:text-properties style:font-name="sans-serif" fo:language="es" fo:country="CR" fo:font-weight="normal" officeooo:rsid="0006a4a9" style:font-size-asian="10.5pt" style:font-weight-asian="normal" style:font-size-complex="12pt" style:font-weight-complex="normal"/>
    </style:style>
    <style:style style:name="T10" style:family="text">
      <style:text-properties style:font-name="sans-serif" fo:font-size="12pt" fo:language="es" fo:country="CR" fo:font-weight="normal" officeooo:rsid="000524bf" style:font-size-asian="10.5pt" style:font-weight-asian="normal" style:font-size-complex="12pt" style:font-weight-complex="normal"/>
    </style:style>
    <style:style style:name="T11" style:family="text">
      <style:text-properties style:font-name="sans-serif" fo:font-size="12pt" fo:language="es" fo:country="CR" fo:font-weight="normal" officeooo:rsid="0006a4a9" style:font-size-asian="10.5pt" style:font-weight-asian="normal" style:font-size-complex="12pt" style:font-weight-complex="normal"/>
    </style:style>
    <style:style style:name="T12" style:family="text">
      <style:text-properties style:font-name="sans-serif" fo:font-size="12pt" fo:language="es" fo:country="CR" fo:font-weight="normal" officeooo:rsid="0006a604" style:font-size-asian="10.5pt" style:font-weight-asian="normal" style:font-size-complex="12pt" style:font-weight-complex="normal"/>
    </style:style>
    <style:style style:name="T13" style:family="text">
      <style:text-properties style:font-name="sans-serif" fo:font-size="12pt" fo:language="es" fo:country="CR" fo:font-weight="normal" officeooo:rsid="000875b9" style:font-size-asian="10.5pt" style:font-weight-asian="normal" style:font-size-complex="12pt" style:font-weight-complex="normal"/>
    </style:style>
    <style:style style:name="T14" style:family="text">
      <style:text-properties style:font-name="sans-serif" fo:font-size="12pt" fo:language="es" fo:country="CR" fo:font-weight="normal" officeooo:rsid="000a1ef0" style:font-size-asian="10.5pt" style:font-weight-asian="normal" style:font-size-complex="12pt" style:font-weight-complex="normal"/>
    </style:style>
    <style:style style:name="T15" style:family="text">
      <style:text-properties style:font-name="sans-serif" fo:font-size="30.75pt"/>
    </style:style>
    <style:style style:name="T16" style:family="text">
      <style:text-properties fo:font-size="12pt" fo:language="es" fo:country="CR" fo:font-weight="normal" officeooo:rsid="0006a4a9" style:font-size-asian="10.5pt" style:font-weight-asian="normal" style:font-size-complex="12pt" style:font-weight-complex="normal"/>
    </style:style>
    <style:style style:name="T17" style:family="text">
      <style:text-properties fo:font-size="12pt" fo:language="es" fo:country="CR" fo:font-weight="bold" officeooo:rsid="000875b9" style:font-size-asian="10.5pt" style:font-weight-asian="bold" style:font-size-complex="12pt" style:font-weight-complex="bold"/>
    </style:style>
    <style:style style:name="T18" style:family="text">
      <style:text-properties fo:font-size="12pt" fo:language="es" fo:country="CR" fo:font-weight="bold" officeooo:rsid="00048e0e" style:font-size-asian="10.5pt" style:font-weight-asian="bold" style:font-size-complex="12pt" style:font-weight-complex="bold"/>
    </style:style>
    <style:style style:name="T19" style:family="text">
      <style:text-properties fo:font-size="12pt" fo:language="es" fo:country="CR" fo:font-weight="bold" officeooo:rsid="000a1ef0" style:font-size-asian="10.5pt" style:font-weight-asian="bold" style:font-size-complex="12pt" style:font-weight-complex="bold"/>
    </style:style>
    <style:style style:name="T20" style:family="text">
      <style:text-properties style:font-name="Liberation Serif" fo:font-size="12pt" fo:language="es" fo:country="CR" fo:font-weight="normal" officeooo:rsid="000524bf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language="es" fo:country="CR" fo:font-weight="normal" officeooo:rsid="000875b9" style:font-size-asian="10.5pt" style:font-weight-asian="normal" style:font-size-complex="12pt" style:font-weight-complex="normal"/>
    </style:style>
    <style:style style:name="T22" style:family="text">
      <style:text-properties officeooo:rsid="000875b9"/>
    </style:style>
    <style:style style:name="T23" style:family="text">
      <style:text-properties officeooo:rsid="000a5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E-0523 Circuitos Digitales II</text:p>
      <text:p text:style-name="P4">I Ciclo 2017</text:p>
      <text:p text:style-name="P4">Profe. Enrique Coen</text:p>
      <text:p text:style-name="P4">Lennon Núñez Meoño, B34943</text:p>
      <text:p text:style-name="P7"><text:span text:style-name="T1">Tarea #</text:span><text:span text:style-name="T2">2</text:span></text:p>
      <text:p text:style-name="P1"/>
      <text:p text:style-name="P2">Contabilización del Tiempo</text:p>
      <text:p text:style-name="P8"><text:span text:style-name="T1">Buscar información <text:s/></text:span><text:span text:style-name="T2">1</text:span><text:span text:style-name="T1"> </text:span><text:span text:style-name="T2">h</text:span></text:p>
      <text:p text:style-name="P8"><text:span text:style-name="T1">Estudiar información </text:span><text:span text:style-name="T5">2</text:span><text:span text:style-name="T1"> </text:span><text:span text:style-name="T2">h</text:span><text:span text:style-name="T1"> (“on the go”)</text:span></text:p>
      <text:p text:style-name="P8"><text:span text:style-name="T1">Ejecución </text:span><text:span text:style-name="T2"><text:s/>h</text:span></text:p>
      <text:p text:style-name="P8"><text:span text:style-name="T1"><text:tab/></text:span><text:span text:style-name="T2">Codificar</text:span></text:p>
      <text:p text:style-name="P5"><text:tab/>Corrección de errores de compilación – sintaxis</text:p>
      <text:p text:style-name="P5"><text:tab/>Corrección de lógica de programación para obtener los resultados adecuados</text:p>
      <text:p text:style-name="P6">Confección del Reporte <text:span text:style-name="T23">1</text:span> <text:span text:style-name="T23">h (“on the go”)</text:span></text:p>
      <text:p text:style-name="P8"/>
      <text:p text:style-name="P3">Implementación</text:p>
      <text:p text:style-name="P13">Para la biblioteca de dispositivos se <text:span text:style-name="T6">escogió componentes de la página de Texas Instruments </text:span><text:a xlink:type="simple" xlink:href="http://www.ti.com/" text:style-name="Internet_20_link" text:visited-style-name="Visited_20_Internet_20_Link"><text:span text:style-name="T6">www.ti.com</text:span></text:a><text:span text:style-name="T6">.</text:span></text:p>
      <text:p text:style-name="P13"/>
      <text:p text:style-name="P9">Flip-Flop:</text:p>
      <text:p text:style-name="P14"><text:span text:style-name="T3"><text:tab/></text:span><text:span text:style-name="T4">Componente: </text:span><text:span text:style-name="T8">Snx4HC273 Octal D-Type Flip-Flops With Clear</text:span></text:p>
      <text:p text:style-name="P18"><text:span text:style-name="T10"><text:tab/></text:span><text:span text:style-name="T20">Costo: </text:span><text:span text:style-name="T10">Parte SN54HC273J a $5.96, 100 unidades.</text:span></text:p>
      <text:p text:style-name="P18"/>
      <text:p text:style-name="P10"><text:span text:style-name="T7">NAND</text:span>:</text:p>
      <text:p text:style-name="P15"><text:span text:style-name="T3"><text:tab/></text:span><text:span text:style-name="T4">Componente: </text:span><text:span text:style-name="T8">SN54AHC00 Q</text:span><text:span text:style-name="T9">uadruple</text:span><text:span text:style-name="T8"> 2-I</text:span><text:span text:style-name="T9">nput</text:span><text:span text:style-name="T8"> P</text:span><text:span text:style-name="T9">ositive</text:span><text:span text:style-name="T8">-NAND G</text:span><text:span text:style-name="T9">ates</text:span></text:p>
      <text:p text:style-name="P22"><text:span text:style-name="T10"><text:tab/></text:span><text:span text:style-name="T20">Costo: </text:span><text:span text:style-name="T10">Parte SN74AHC00D a $0.08, 1000 unidades.</text:span></text:p>
      <text:p text:style-name="P26"/>
      <text:p text:style-name="P11"><text:span text:style-name="T7">NAND</text:span>:</text:p>
      <text:p text:style-name="P16"><text:span text:style-name="T3"><text:tab/></text:span><text:span text:style-name="T4">Componente: </text:span><text:span text:style-name="T9">SN74LS02 Quadruple 2-Input Positive-NOR Gates</text:span></text:p>
      <text:p text:style-name="P19"><text:span text:style-name="T10"><text:tab/>Costo: </text:span><text:span text:style-name="T13">Parte </text:span><text:span text:style-name="T11">SN74LS02D</text:span><text:span text:style-name="T10"> a $</text:span><text:span text:style-name="T11">0</text:span><text:span text:style-name="T10">.</text:span><text:span text:style-name="T11">22,</text:span><text:span text:style-name="T10"> 100</text:span><text:span text:style-name="T11">0</text:span><text:span text:style-name="T10"> unidades.</text:span></text:p>
      <text:p text:style-name="P19"/>
      <text:p text:style-name="P12"><text:span text:style-name="T22">Inversor</text:span>:</text:p>
      <text:p text:style-name="P17"><text:span text:style-name="T3"><text:tab/></text:span><text:span text:style-name="T4">Componente: </text:span><text:span text:style-name="T9">SN74LVC1G14 Single Schmitt-Trigger Inverter</text:span></text:p>
      <text:p text:style-name="P20"><text:span text:style-name="T10"><text:tab/>Costo: </text:span><text:span text:style-name="T13">Parte </text:span><text:span text:style-name="T11">SN74LVC1G14DBVRE4</text:span><text:span text:style-name="T10"> a $</text:span><text:span text:style-name="T11">0</text:span><text:span text:style-name="T10">.</text:span><text:span text:style-name="T11">22,</text:span><text:span text:style-name="T10"> 100</text:span><text:span text:style-name="T11">0</text:span><text:span text:style-name="T10"> unidades.</text:span></text:p>
      <text:p text:style-name="P23"/>
      <text:p text:style-name="P24">Para el multiplexor se utilizó la información de la página <text:a xlink:type="simple" xlink:href="http://www.nexpera.com/" text:style-name="Internet_20_link" text:visited-style-name="Visited_20_Internet_20_Link">www.nexpera.com</text:a>.</text:p>
      <text:p text:style-name="P24"/>
      <text:p text:style-name="P23"><text:span text:style-name="T17">Multiplexor </text:span><text:span text:style-name="T19">2:1</text:span><text:span text:style-name="T18">:</text:span></text:p>
      <text:p text:style-name="P17"><text:span text:style-name="T3"><text:tab/></text:span><text:span text:style-name="T4">Componente: </text:span><text:span text:style-name="T9">74AUP1G157 Low-power 2-input multiplexer</text:span></text:p>
      <text:p text:style-name="P25"><text:span text:style-name="T10"><text:tab/></text:span><text:span text:style-name="T20">Costo:</text:span><text:span text:style-name="T10"> </text:span><text:span text:style-name="T13">Parte </text:span><text:span text:style-name="T11">74AUP1G157</text:span><text:span text:style-name="T14">GF</text:span><text:span text:style-name="T11"> a $0.5463, </text:span><text:span text:style-name="T14">la unidad</text:span><text:span text:style-name="T11">.</text:span></text:p>
      <text:p text:style-name="P25"/>
      <text:p text:style-name="P2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on </meta:initial-creator>
    <meta:creation-date>2017-03-31T20:04:14.319724162</meta:creation-date>
    <dc:date>2017-03-31T22:13:57.813249665</dc:date>
    <dc:creator>lennon </dc:creator>
    <meta:editing-duration>PT39M21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31" meta:word-count="154" meta:character-count="1133" meta:non-whitespace-character-count="994"/>
  </office:meta>
</office:document-meta>
</file>